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6b2394" draw:marker-start-width="0.276cm" draw:marker-end-width="0.276cm" draw:fill="none" draw:textarea-horizontal-align="left" draw:textarea-vertical-align="bottom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6b2394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6b2394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b239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064cm" svg:height="1.016cm" svg:x="7.096cm" svg:y="3.032cm">
          <text:p text:style-name="P1"><text:span text:style-name="T1">bsServerConnect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2.032cm" svg:height="2.032cm" svg:x="8.112cm" svg:y="9.382cm">
          <text:p text:style-name="P1"><text:span text:style-name="T1">accep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id="id3" draw:layer="layout" svg:width="2.032cm" svg:height="2.032cm" svg:x="8.112cm" svg:y="6.588cm">
          <text:p text:style-name="P2"><text:span text:style-name="T2">request</text:span></text:p>
          <text:p text:style-name="P2"><text:span text:style-name="T2">dispat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9" draw:layer="layout" svg:width="2.54cm" svg:height="2.032cm" svg:x="15.732cm" svg:y="9.128cm">
          <text:p text:style-name="P1"><text:span text:style-name="T1">registered</text:span></text:p>
          <text:p text:style-name="P1"><text:span text:style-name="T1">client</text:span></text:p>
          <text:p text:style-name="P1"><text:span text:style-name="T1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id="id6" draw:layer="layout" svg:width="3.048cm" svg:height="2.032cm" svg:x="12.176cm" svg:y="6.588cm">
          <text:p text:style-name="P1"><text:span text:style-name="T1">accept()</text:span></text:p>
          <text:p text:style-name="P1"><text:span text:style-name="T1">and</text:span></text:p>
          <text:p text:style-name="P1"><text:span text:style-name="T1">configu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1.524cm" svg:height="1.016cm" svg:x="5.318cm" svg:y="9.89cm">
          <text:p text:style-name="P1"><text:span text:style-name="T1">close(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2.032cm" svg:height="1.016cm" svg:x="8.112cm" svg:y="5.556cm">
          <text:p text:style-name="P1"><text:span text:style-name="T1">listen</text:span></text:p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5.748cm" svg:height="8.636cm" svg:x="3.54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7" draw:layer="layout" svg:width="1.016cm" svg:height="0.762cm" svg:x="5.572cm" svg:y="11.922cm">
          <text:p text:style-name="P1"><text:span text:style-name="T1">do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id="id10" draw:layer="layout" svg:width="1.016cm" svg:height="0.762cm" svg:x="13.192cm" svg:y="11.922cm">
          <text:p text:style-name="P1"><text:span text:style-name="T1">don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svg:x1="9.128cm" svg:y1="4.048cm" svg:x2="9.128cm" svg:y2="5.556cm" draw:start-shape="id1" draw:start-glue-point="2" draw:end-shape="id2" draw:end-glue-point="0" svg:d="m9128 4048v1508">
          <text:p/>
        </draw:connector>
        <draw:connector draw:style-name="gr9" draw:text-style-name="P4" draw:layer="layout" svg:x1="9.128cm" svg:y1="8.62cm" svg:x2="9.128cm" svg:y2="9.382cm" draw:start-shape="id3" draw:start-glue-point="8" draw:end-shape="id4" draw:end-glue-point="4" svg:d="m9128 8620v762">
          <text:p/>
        </draw:connector>
        <draw:connector draw:style-name="gr9" draw:text-style-name="P4" draw:layer="layout" svg:x1="8.112cm" svg:y1="10.398cm" svg:x2="6.842cm" svg:y2="10.398cm" draw:start-shape="id4" draw:start-glue-point="5" draw:end-shape="id5" draw:end-glue-point="1" svg:d="m8112 10398h-1270">
          <text:p/>
        </draw:connector>
        <draw:connector draw:style-name="gr9" draw:text-style-name="P4" draw:layer="layout" svg:x1="10.144cm" svg:y1="10.398cm" svg:x2="13.7cm" svg:y2="6.588cm" draw:start-shape="id4" draw:start-glue-point="7" draw:end-shape="id6" draw:end-glue-point="0" svg:d="m10144 10398h1017v-4311h2539v501">
          <text:p/>
        </draw:connector>
        <draw:connector draw:style-name="gr9" draw:text-style-name="P4" draw:layer="layout" svg:x1="6.08cm" svg:y1="10.906cm" svg:x2="6.08cm" svg:y2="11.922cm" draw:start-shape="id5" draw:start-glue-point="2" draw:end-shape="id7" draw:end-glue-point="4" svg:d="m6080 10906v1016">
          <text:p/>
        </draw:connector>
        <draw:connector draw:style-name="gr9" draw:text-style-name="P4" draw:layer="layout" svg:x1="13.7cm" svg:y1="8.62cm" svg:x2="13.7cm" svg:y2="9.636cm" draw:start-shape="id6" draw:start-glue-point="2" draw:end-shape="id8" draw:end-glue-point="0" svg:d="m13700 8620v1016">
          <text:p/>
        </draw:connector>
        <draw:connector draw:style-name="gr10" draw:text-style-name="P4" draw:layer="layout" svg:x1="14.462cm" svg:y1="10.144cm" svg:x2="15.732cm" svg:y2="10.144cm" draw:start-shape="id8" draw:start-glue-point="1" draw:end-shape="id9" draw:end-glue-point="3" svg:d="m14462 10144h1270">
          <text:p/>
        </draw:connector>
        <draw:frame draw:style-name="gr11" draw:text-style-name="P5" draw:layer="layout" svg:width="1.052cm" svg:height="0.645cm" svg:x="10.108cm" svg:y="9.753cm">
          <draw:text-box>
            <text:p text:style-name="P5"><text:span text:style-name="T1">yes</text:span></text:p>
          </draw:text-box>
        </draw:frame>
        <draw:frame draw:style-name="gr11" draw:text-style-name="P5" draw:layer="layout" svg:width="0.891cm" svg:height="0.645cm" svg:x="7.221cm" svg:y="9.753cm">
          <draw:text-box>
            <text:p text:style-name="P5"><text:span text:style-name="T1">no</text:span></text:p>
          </draw:text-box>
        </draw:frame>
        <draw:custom-shape draw:style-name="gr2" draw:text-style-name="P1" draw:id="id8" draw:layer="layout" svg:width="1.524cm" svg:height="1.016cm" svg:x="12.938cm" svg:y="9.636cm">
          <text:p text:style-name="P1"><text:span text:style-name="T1">insert in</text:span></text:p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7cm" svg:y1="10.652cm" svg:x2="13.7cm" svg:y2="11.922cm" draw:start-shape="id8" draw:start-glue-point="2" draw:end-shape="id10" draw:end-glue-point="4" svg:d="m13700 10652v1270">
          <text:p/>
        </draw:connector>
        <draw:frame draw:style-name="gr11" draw:text-style-name="P6" draw:layer="layout" svg:width="3.622cm" svg:height="0.725cm" svg:x="8.554cm" svg:y="12.213cm">
          <draw:text-box>
            <text:p text:style-name="P6"><text:span text:style-name="T3">bsProxy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0-09-06T12:48:54</meta:creation-date>
    <dc:date>2010-09-08T13:18:11</dc:date>
    <dc:creator>Robin Knight</dc:creator>
    <meta:editing-duration>PT03H31M14S</meta:editing-duration>
    <meta:editing-cycles>2</meta:editing-cycles>
    <meta:generator>OpenOffice.org/3.2$Linux OpenOffice.org_project/320m12$Build-9483</meta:generator>
    <meta:document-statistic meta:object-count="22"/>
  </office:meta>
</office:document-meta>
</file>